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340000068BB59921C0C618FBC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Kuva1" text:anchor-type="char" svg:width="17cm" svg:height="21.377cm" draw:z-index="0"><draw:image xlink:href="Pictures/10000000000005340000068BB59921C0C618FB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auli Isonikkilä </meta:initial-creator>
    <meta:creation-date>2024-04-08T09:21:20.333000000</meta:creation-date>
    <dc:date>2024-04-08T09:23:39.238000000</dc:date>
    <dc:creator>Sauli Isonikkilä </dc:creator>
    <meta:editing-duration>PT2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Windows_X86_64 LibreOffice_project/639b8ac485750d5696d7590a72ef1b496725cfb5</meta:generator>
  </office:meta>
</office:document-meta>
</file>